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D0000015D6C21BBB3D3BAD909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60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61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62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63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64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65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66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67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68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69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70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71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72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73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74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75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76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77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78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79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80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81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82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83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84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85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86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87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88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89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90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91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92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93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94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95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96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97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98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99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00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01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02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03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04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05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06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07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08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09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10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11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1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13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14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15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16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17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18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19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20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21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22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23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24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25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26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27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28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129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130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132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133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134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135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136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137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138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139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141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142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43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14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14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14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14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148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9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50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51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52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53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154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155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156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157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158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159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160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161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162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163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164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165" style:family="paragraph" style:parent-style-name="Standard">
      <style:text-properties fo:font-weight="bold" officeooo:rsid="00d786d9" officeooo:paragraph-rsid="00d786d9" style:font-weight-asian="bold" style:font-weight-complex="bold"/>
    </style:style>
    <style:style style:name="P166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167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168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169" style:family="paragraph" style:parent-style-name="Standard">
      <style:text-properties fo:font-weight="bold" officeooo:rsid="00ec93e4" officeooo:paragraph-rsid="00ec93e4" style:font-weight-asian="bold" style:font-weight-complex="bold"/>
    </style:style>
    <style:style style:name="P170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171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172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173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174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175" style:family="paragraph" style:parent-style-name="Standard" style:list-style-name="L12">
      <style:text-properties officeooo:rsid="009a9ddc" officeooo:paragraph-rsid="009a9ddc"/>
    </style:style>
    <style:style style:name="P176" style:family="paragraph" style:parent-style-name="Standard" style:list-style-name="L18">
      <style:text-properties officeooo:paragraph-rsid="00ba59c5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officeooo:rsid="0031251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389c7" style:font-weight-asian="bold" style:font-weight-complex="bold"/>
    </style:style>
    <style:style style:name="T10" style:family="text">
      <style:text-properties fo:font-weight="bold" officeooo:rsid="005eec78" style:font-weight-asian="bold" style:font-weight-complex="bold"/>
    </style:style>
    <style:style style:name="T11" style:family="text">
      <style:text-properties fo:font-weight="bold" officeooo:rsid="00b1d311" style:font-weight-asian="bold" style:font-weight-complex="bold"/>
    </style:style>
    <style:style style:name="T12" style:family="text">
      <style:text-properties fo:font-weight="bold" officeooo:rsid="00b488c6" style:font-weight-asian="bold" style:font-weight-complex="bold"/>
    </style:style>
    <style:style style:name="T13" style:family="text">
      <style:text-properties fo:font-weight="bold" officeooo:rsid="00b5aa66" style:font-weight-asian="bold" style:font-weight-complex="bold"/>
    </style:style>
    <style:style style:name="T14" style:family="text">
      <style:text-properties fo:font-weight="bold" officeooo:rsid="00e39c0c" style:font-weight-asian="bold" style:font-weight-complex="bold"/>
    </style:style>
    <style:style style:name="T15" style:family="text">
      <style:text-properties officeooo:rsid="003ecb07"/>
    </style:style>
    <style:style style:name="T16" style:family="text">
      <style:text-properties officeooo:rsid="003f1b83"/>
    </style:style>
    <style:style style:name="T17" style:family="text">
      <style:text-properties fo:color="#ce181e"/>
    </style:style>
    <style:style style:name="T18" style:family="text">
      <style:text-properties officeooo:rsid="00543e01"/>
    </style:style>
    <style:style style:name="T19" style:family="text">
      <style:text-properties officeooo:rsid="00576931"/>
    </style:style>
    <style:style style:name="T20" style:family="text">
      <style:text-properties officeooo:rsid="006c1230"/>
    </style:style>
    <style:style style:name="T21" style:family="text">
      <style:text-properties officeooo:rsid="007922b5"/>
    </style:style>
    <style:style style:name="T22" style:family="text">
      <style:text-properties officeooo:rsid="007bb70b"/>
    </style:style>
    <style:style style:name="T23" style:family="text">
      <style:text-properties officeooo:rsid="007c0f63"/>
    </style:style>
    <style:style style:name="T24" style:family="text">
      <style:text-properties officeooo:rsid="007c78dc"/>
    </style:style>
    <style:style style:name="T25" style:family="text">
      <style:text-properties style:text-position="super 58%"/>
    </style:style>
    <style:style style:name="T26" style:family="text">
      <style:text-properties officeooo:rsid="0080b499"/>
    </style:style>
    <style:style style:name="T27" style:family="text">
      <style:text-properties officeooo:rsid="008b6f88"/>
    </style:style>
    <style:style style:name="T28" style:family="text">
      <style:text-properties officeooo:rsid="009b4733"/>
    </style:style>
    <style:style style:name="T29" style:family="text">
      <style:text-properties officeooo:rsid="00a0e223"/>
    </style:style>
    <style:style style:name="T30" style:family="text">
      <style:text-properties officeooo:rsid="00cf6c69"/>
    </style:style>
    <style:style style:name="T31" style:family="text">
      <style:text-properties officeooo:rsid="00d786d9"/>
    </style:style>
    <style:style style:name="T32" style:family="text">
      <style:text-properties officeooo:rsid="00f06fb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2">Notes on React and Redux</text:p>
      <text:p text:style-name="P1">React </text:p>
      <text:list xml:id="list2545573112" text:style-name="L1">
        <text:list-item>
          <text:p text:style-name="P113">javascript library that handles <text:span text:style-name="T1">outputting</text:span> content and user interaction.</text:p>
        </text:list-item>
        <text:list-item>
          <text:p text:style-name="P114">Create components to manage the stuff </text:p>
          <text:list>
            <text:list-item>
              <text:p text:style-name="P114"><text:span text:style-name="T9">component is a function or a class that produces HTML using jsx and handle user feedback.</text:span> </text:p>
            </text:list-item>
          </text:list>
        </text:list-item>
        <text:list-item>
          <text:p text:style-name="P153">event handler – <text:span text:style-name="T2">manages the user actions</text:span></text:p>
        </text:list-item>
        <text:list-item>
          <text:p text:style-name="P154">React library – defines what a component is and how they work together</text:p>
        </text:list-item>
        <text:list-item>
          <text:p text:style-name="P154">ReactDOM – how to take a component and make it show up on the DOM</text:p>
        </text:list-item>
      </text:list>
      <text:p text:style-name="P59"/>
      <text:p text:style-name="P2">JSX</text:p>
      <text:list xml:id="list981364749" text:style-name="L2">
        <text:list-item>
          <text:p text:style-name="P115">javascript extension, determines the content of our react app just like normal HTML </text:p>
        </text:list-item>
      </text:list>
      <text:p text:style-name="P60"/>
      <text:p text:style-name="P4">Setup</text:p>
      <text:p text:style-name="P4">Install Node</text:p>
      <text:p text:style-name="P3">Create-react-app </text:p>
      <text:p text:style-name="P71">npm package for boilerplate code for react apps </text:p>
      <text:p text:style-name="P71">command: sudo npm install -g create-react-app <text:s/></text:p>
      <text:list xml:id="list1477880549" text:style-name="L3">
        <text:list-item>
          <text:p text:style-name="P116">creating an application </text:p>
        </text:list-item>
        <text:list-item>
          <text:p text:style-name="P116">command: create-react-app &lt;command&gt; </text:p>
        </text:list-item>
      </text:list>
      <text:p text:style-name="P61"/>
      <text:p text:style-name="P5">Why does create-react-app install many packages?</text:p>
      <text:p text:style-name="P62">Dependencies installed include Babel, Webpack, and Dev Server </text:p>
      <text:p text:style-name="P6">babel – <text:span text:style-name="T2">javascript transpiler – translate new ecmascript into old javascript </text:span></text:p>
      <text:p text:style-name="P73">Useful for running newer code on legacy browsers</text:p>
      <text:p text:style-name="P7">What does it include in a new create-react-app? </text:p>
      <text:p text:style-name="P63">Src – <text:span text:style-name="T7">source code</text:span></text:p>
      <text:p text:style-name="P63">public – <text:span text:style-name="T7">store static files like images</text:span></text:p>
      <text:p text:style-name="P63">node_modules – <text:span text:style-name="T7">contains all project dependencies</text:span></text:p>
      <text:p text:style-name="P63">package.json – <text:span text:style-name="T7">records our project dependencies</text:span></text:p>
      <text:p text:style-name="P64">package-lock.json – records exact version of dependencies</text:p>
      <text:p text:style-name="P63">readme.md – <text:span text:style-name="T7">instructions on how to use the project</text:span></text:p>
      <text:p text:style-name="P74"/>
      <text:p text:style-name="P8"><text:span text:style-name="T17">Bookmark – Notes on JSX Module</text:span> </text:p>
      <text:p text:style-name="P8">JXS </text:p>
      <text:p text:style-name="P65">javascript extended </text:p>
      <text:p text:style-name="P66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71"/>
      <text:p text:style-name="P10">ERROR – INLINE STYLING TO AN INDIVIDUAL ELEMENT</text:p>
      <text:p text:style-name="P72">The `style` prop expects a mapping from style properties to values, not a string. </text:p>
      <text:p text:style-name="P11">Change the syntax:</text:p>
      <text:p text:style-name="P67">example</text:p>
      <text:p text:style-name="P67">&lt;div style = {{backgroundColor:’red’}}&gt;&lt;/div&gt;</text:p>
      <text:p text:style-name="P12">Reference an object <text:span text:style-name="T15">to apply styling </text:span></text:p>
      <text:p text:style-name="P75">example 2</text:p>
      <text:p text:style-name="P68"><text:span text:style-name="T2">&lt;div style = {{b</text:span><text:span text:style-name="T16">order: ‘1px solid red’</text:span><text:span text:style-name="T2">}}&gt;&lt;/div&gt;</text:span></text:p>
      <text:p text:style-name="P13"><text:soft-page-break/>Class vs ClassName</text:p>
      <text:p text:style-name="P76">In HTML, you use class</text:p>
      <text:p text:style-name="P76">ex.</text:p>
      <text:p text:style-name="P76">&lt;h1 class=”green”&gt; hi &lt;/h1&gt;</text:p>
      <text:p text:style-name="P76">In JSX, you use className</text:p>
      <text:p text:style-name="P76">ex.</text:p>
      <text:p text:style-name="P76">&lt;h1 className=”green”&gt; hi &lt;/h1&gt;</text:p>
      <text:p text:style-name="P71"/>
      <text:p text:style-name="P14">How about referencing variables in JSX?</text:p>
      <text:p text:style-name="P77">Use {} to reference it</text:p>
      <text:p text:style-name="P78">ex. </text:p>
      <text:p text:style-name="P78">const buttontext=”clicked”;</text:p>
      <text:p text:style-name="P78">&lt;h1&gt;{buttontext} &lt;/h1&gt;</text:p>
      <text:p text:style-name="P78"/>
      <text:p text:style-name="P15">Values JSX cannot show.</text:p>
      <text:p text:style-name="P69"><text:span text:style-name="T8">Objects</text:span> are not valid as a React child</text:p>
      <text:p text:style-name="P70">You can use objects but you must reference their childs.</text:p>
      <text:p text:style-name="P78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71"/>
      <text:p text:style-name="P19">3 pillars of React Component Usage</text:p>
      <text:list xml:id="list3531047261" text:style-name="L4">
        <text:list-item>
          <text:p text:style-name="P155">Component nesting – <text:span text:style-name="T2">component within anther component</text:span></text:p>
        </text:list-item>
        <text:list-item>
          <text:p text:style-name="P155">component reuseability – <text:span text:style-name="T2">reusable code</text:span></text:p>
        </text:list-item>
        <text:list-item>
          <text:p text:style-name="P155">component configuration – <text:span text:style-name="T2">configure a component when it is created</text:span></text:p>
        </text:list-item>
      </text:list>
      <text:p text:style-name="P71"/>
      <text:p text:style-name="P20">Styling options for React</text:p>
      <text:p text:style-name="P79">Semantics-U<text:span text:style-name="T18">I</text:span></text:p>
      <text:p text:style-name="P71"/>
      <text:p text:style-name="P21">How to use components ?</text:p>
      <text:p text:style-name="P21">Use the tags.</text:p>
      <text:p text:style-name="P80">&lt;<text:span text:style-name="T19">nameofcomponent</text:span> /&gt; </text:p>
      <text:p text:style-name="P80"/>
      <text:p text:style-name="P22">How to use the props in JSX</text:p>
      <text:p text:style-name="P23">props – <text:span text:style-name="T2">system to pass data from the parent down to the child. </text:span></text:p>
      <text:p text:style-name="P81">Example </text:p>
      <text:p text:style-name="P81">&lt;component propname= “prop-value”/&gt;</text:p>
      <text:p text:style-name="P24">Passing javascript variables using props</text:p>
      <text:p text:style-name="P82">const text=”hi”;</text:p>
      <text:p text:style-name="P82">&lt;comment texter={text}/&gt;</text:p>
      <text:p text:style-name="P71"/>
      <text:p text:style-name="P105">Class based components vs Function based components</text:p>
      <text:p text:style-name="P83">Function based – use for simple content</text:p>
      <text:p text:style-name="P83">Class based – use for complex components</text:p>
      <text:list xml:id="list2037966108" text:style-name="L5">
        <text:list-item>
          <text:p text:style-name="P117">easier time organizing code </text:p>
        </text:list-item>
        <text:list-item>
          <text:p text:style-name="P117">can use state to handle user input </text:p>
        </text:list-item>
        <text:list-item>
          <text:p text:style-name="P117">can understand lifecycle events <text:span text:style-name="T1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3317223904" text:style-name="L6">
        <text:list-item>
          <text:p text:style-name="P118">Must be a javascript class </text:p>
        </text:list-item>
        <text:list-item>
          <text:p text:style-name="P118">must extend (subclass) react.component </text:p>
        </text:list-item>
        <text:list-item>
          <text:p text:style-name="P118">must define a render method that returns some amount of jsx</text:p>
        </text:list-item>
      </text:list>
      <text:p text:style-name="P71"/>
      <text:p text:style-name="P106">State in React Components</text:p>
      <text:p text:style-name="P27">Rules of state</text:p>
      <text:list xml:id="list4166162518" text:style-name="L7">
        <text:list-item>
          <text:p text:style-name="P119">usable only with class components </text:p>
        </text:list-item>
        <text:list-item>
          <text:p text:style-name="P119">you will confuse props with state!</text:p>
        </text:list-item>
        <text:list-item>
          <text:p text:style-name="P119"><text:span text:style-name="T8">State is a JS object</text:span> that contains dta to a component </text:p>
        </text:list-item>
        <text:list-item>
          <text:p text:style-name="P120">updating the state will cause the component to rerender immediately </text:p>
        </text:list-item>
        <text:list-item>
          <text:p text:style-name="P120">state must be initialized <text:span text:style-name="T20">when component is created</text:span></text:p>
        </text:list-item>
        <text:list-item>
          <text:p text:style-name="P120">state can only be updated by the setState property </text:p>
        </text:list-item>
      </text:list>
      <text:p text:style-name="P71"/>
      <text:p text:style-name="P28">What is super?</text:p>
      <text:p text:style-name="P84">class App extends React.Component{</text:p>
      <text:p text:style-name="P84"><text:s text:c="2"/>constructor(props){</text:p>
      <text:p text:style-name="P84"><text:s text:c="4"/>super(props);</text:p>
      <text:p text:style-name="P84"><text:s text:c="2"/>}</text:p>
      <text:list xml:id="list2885648707" text:style-name="L8">
        <text:list-item>
          <text:p text:style-name="P121">we are overriding the constructor class that is in the React.component class. </text:p>
        </text:list-item>
        <text:list-item>
          <text:p text:style-name="P121">It is a reference to the parents constructor function </text:p>
        </text:list-item>
      </text:list>
      <text:p text:style-name="P71"/>
      <text:p text:style-name="P29">You only do initial assignment in the constructor. </text:p>
      <text:p text:style-name="P29"/>
      <text:p text:style-name="P107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94"/>
      <text:p text:style-name="P94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1"><text:soft-page-break/>Component Lifecycle Methods</text:p>
      <text:p text:style-name="P31">Functions called during a components lifecycle</text:p>
      <text:list xml:id="list32643918" text:style-name="L9">
        <text:list-item>
          <text:p text:style-name="P122">constructor – called when new instance of component is created</text:p>
          <text:list>
            <text:list-item>
              <text:p text:style-name="P123">ONLY INVOKED 1 TIME</text:p>
            </text:list-item>
          </text:list>
        </text:list-item>
        <text:list-item>
          <text:p text:style-name="P122">rendor – called when component is used</text:p>
        </text:list-item>
        <text:list-item>
          <text:p text:style-name="P122">componentDidMount – <text:span text:style-name="T22">best time for data loading</text:span></text:p>
          <text:list>
            <text:list-item>
              <text:p text:style-name="P124">making requests to APIs, geo-location</text:p>
            </text:list-item>
            <text:list-item>
              <text:p text:style-name="P123">ONLY INVOKED 1 TIME</text:p>
            </text:list-item>
          </text:list>
        </text:list-item>
        <text:list-item>
          <text:p text:style-name="P122">compnentDidUpdate – <text:span text:style-name="T23">time to data load new data when state changes</text:span></text:p>
        </text:list-item>
        <text:list-item>
          <text:p text:style-name="P122">componentWill<text:span text:style-name="T21">Unm</text:span>ount – <text:span text:style-name="T24">best time for cleanup </text:span></text:p>
        </text:list-item>
      </text:list>
      <text:p text:style-name="P32">2 ways to <text:span text:style-name="T26">initialize</text:span> state</text:p>
      <text:p text:style-name="P32">1<text:span text:style-name="T25">st</text:span> way </text:p>
      <text:p text:style-name="P85"><text:s text:c="2"/>constructor(props){</text:p>
      <text:p text:style-name="P85"><text:s text:c="4"/>super(props);</text:p>
      <text:p text:style-name="P85"><text:s text:c="4"/>//ONLY ACCEPTABLE TIME</text:p>
      <text:p text:style-name="P85"><text:s text:c="4"/>this.state={lat:null, errorMessage: ''};</text:p>
      <text:p text:style-name="P85"><text:s text:c="2"/>}</text:p>
      <text:p text:style-name="P85"/>
      <text:p text:style-name="P32">2<text:span text:style-name="T25">nd</text:span> way</text:p>
      <text:p text:style-name="P85"><text:s text:c="2"/>state = {lat:null,errorMessage:''};</text:p>
      <text:p text:style-name="P71"/>
      <text:p text:style-name="P108">Notes on Handling User input with Forms and Events</text:p>
      <text:p text:style-name="P86">Project 4 uses API’s and forms with HTML</text:p>
      <text:p text:style-name="P33">Never put parenthsis for callbuck functions.</text:p>
      <text:p text:style-name="P71"><text:s text:c="2"/>onInputChange(){</text:p>
      <text:p text:style-name="P71"/>
      <text:p text:style-name="P71"><text:s text:c="2"/>}</text:p>
      <text:p text:style-name="P71"/>
      <text:p text:style-name="P71">&lt;input type="text" onChange={this.onInputChange}/&gt;</text:p>
      <text:p text:style-name="P87">See how there is no parenthesis?</text:p>
      <text:p text:style-name="P87"/>
      <text:p text:style-name="P34">Ways to handle form events</text:p>
      <text:list xml:id="list3639770071" text:style-name="L10">
        <text:list-item>
          <text:p text:style-name="P156">onClick – <text:span text:style-name="T2">user clicks something</text:span></text:p>
        </text:list-item>
        <text:list-item>
          <text:p text:style-name="P156">onChange – <text:span text:style-name="T2">user changes text in an input</text:span></text:p>
        </text:list-item>
        <text:list-item>
          <text:p text:style-name="P156">onSubmit – <text:span text:style-name="T2">user submits a form</text:span></text:p>
        </text:list-item>
      </text:list>
      <text:p text:style-name="P71"/>
      <text:p text:style-name="P35">Controlled vs uncontrolled form elements</text:p>
      <text:p text:style-name="P36">Main difference - </text:p>
      <text:p text:style-name="P95">Controlled elements are able to return the value of state key pairs at any time!</text:p>
      <text:p text:style-name="P37">Controlled elements store values in components, not the DOM.</text:p>
      <text:p text:style-name="P95"/>
      <text:list xml:id="list1745574332" text:style-name="L11">
        <text:list-item>
          <text:p text:style-name="P125">uncontrolled</text:p>
          <text:list>
            <text:list-item>
              <text:p text:style-name="P125"><text:s/></text:p>
            </text:list-item>
          </text:list>
        </text:list-item>
        <text:list-item>
          <text:p text:style-name="P125">controlled</text:p>
          <text:list>
            <text:list-item>
              <text:p text:style-name="P127">Follows a flow to know what the value of state key pairs are at any time</text:p>
              <text:list>
                <text:list-item>
                  <text:p text:style-name="P128">Flow</text:p>
                </text:list-item>
                <text:list-item>
                  <text:p text:style-name="P128">user types in input </text:p>
                </text:list-item>
                <text:list-item>
                  <text:p text:style-name="P128">callback gets invoked </text:p>
                </text:list-item>
                <text:list-item>
                  <text:p text:style-name="P128">call setState with new value </text:p>
                </text:list-item>
                <text:list-item>
                  <text:p text:style-name="P126"><text:soft-page-break/><text:span text:style-name="T27">component rerenders</text:span> </text:p>
                </text:list-item>
                <text:list-item>
                  <text:p text:style-name="P128">input is told what its value is</text:p>
                </text:list-item>
              </text:list>
            </text:list-item>
          </text:list>
        </text:list-item>
      </text:list>
      <text:p text:style-name="P88"/>
      <text:p text:style-name="P38">Make sure to prevent webpage from reloading after hitting enter.</text:p>
      <text:p text:style-name="P38"/>
      <text:p text:style-name="P39">Understanding this in JS</text:p>
      <text:p text:style-name="P89">Example</text:p>
      <text:p text:style-name="P89"><text:s text:c="2"/>onFormSubmit(e){</text:p>
      <text:p text:style-name="P89"><text:s text:c="4"/>e.preventDefault();</text:p>
      <text:p text:style-name="P89"><text:s text:c="4"/>console.log(this.state.term);</text:p>
      <text:p text:style-name="P89"><text:s text:c="2"/>}</text:p>
      <text:p text:style-name="P89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90">Anytime you want to find the value of this, look to the left of the function call.</text:p>
      <text:p text:style-name="P91">ex. </text:p>
      <text:p text:style-name="P91">class Car{</text:p>
      <text:p text:style-name="P91"><text:tab/>setDriveSound(sound){</text:p>
      <text:p text:style-name="P91"><text:tab/>this.sound=sound;</text:p>
      <text:p text:style-name="P91">}</text:p>
      <text:p text:style-name="P91"><text:tab/>drive(){</text:p>
      <text:p text:style-name="P91"><text:tab/>return this.sound;</text:p>
      <text:p text:style-name="P91">}</text:p>
      <text:p text:style-name="P91">}</text:p>
      <text:p text:style-name="P91"/>
      <text:p text:style-name="P91">car.drive();</text:p>
      <text:p text:style-name="P91">look to the left of drive</text:p>
      <text:p text:style-name="P42">Ways to solve this error?</text:p>
      <text:list xml:id="list872501399" text:style-name="L12">
        <text:list-item>
          <text:p text:style-name="P157">Use the bind method</text:p>
          <text:p text:style-name="P175"><text:span text:style-name="T8">this.drive = this.drive.bind(this);</text:span><text:span text:style-name="T2"> </text:span></text:p>
        </text:list-item>
      </text:list>
      <text:p text:style-name="P92">class Car{</text:p>
      <text:p text:style-name="P92"><text:tab/>setDriveSound(sound){</text:p>
      <text:p text:style-name="P92"><text:tab/>this.sound=<text:span text:style-name="T28">this.</text:span>sound.<text:span text:style-name="T28">bind(this)</text:span>;</text:p>
      <text:p text:style-name="P92">}</text:p>
      <text:p text:style-name="P92"><text:tab/>drive(){</text:p>
      <text:p text:style-name="P92"><text:tab/>return this.sound;</text:p>
      <text:p text:style-name="P92">}</text:p>
      <text:p text:style-name="P92">}</text:p>
      <text:p text:style-name="P92"/>
      <text:p text:style-name="P92">car.drive();</text:p>
      <text:list xml:id="list1431052300" text:style-name="L13">
        <text:list-item>
          <text:p text:style-name="P158">use an arrow function </text:p>
        </text:list-item>
        <text:list-item>
          <text:p text:style-name="P159">they dont have a this. The this in arrow functions are variables and can use the parents this when one is found.</text:p>
        </text:list-item>
        <text:list-item>
          <text:p text:style-name="P129"/>
        </text:list-item>
      </text:list>
      <text:p text:style-name="P43"/>
      <text:p text:style-name="P89"/>
      <text:p text:style-name="P89"/>
      <text:p text:style-name="P89"/>
      <text:p text:style-name="P89"><text:soft-page-break/></text:p>
      <text:p text:style-name="P44">Passing props from child to <text:span text:style-name="T2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89"/>
      <text:p text:style-name="P93"><text:span text:style-name="T8">Using props</text:span> <text:span text:style-name="T8">in class based components</text:span></text:p>
      <text:p text:style-name="P93">class App extends React.Component{</text:p>
      <text:p text:style-name="P93"><text:tab/>this.props.value=5;</text:p>
      <text:p text:style-name="P93">}</text:p>
      <text:p text:style-name="P89"/>
      <text:p text:style-name="P109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3709441562" text:style-name="L14">
        <text:list-item>
          <text:p text:style-name="P130">3<text:span text:style-name="T25">rd</text:span> party package</text:p>
        </text:list-item>
        <text:list-item>
          <text:p text:style-name="P132">install axios in cli</text:p>
        </text:list-item>
      </text:list>
      <text:p text:style-name="P48"/>
      <text:p text:style-name="P48">Fetch</text:p>
      <text:list xml:id="list124580464" text:style-name="L15">
        <text:list-item>
          <text:p text:style-name="P131">function built into modern browsers</text:p>
        </text:list-item>
      </text:list>
      <text:p text:style-name="P96"/>
      <text:p text:style-name="P49">Handling requests with async wait</text:p>
      <text:list xml:id="list4261693766" text:style-name="L16">
        <text:list-item>
          <text:p text:style-name="P160">Flow <text:span text:style-name="T2">of requests</text:span></text:p>
          <text:list>
            <text:list-item>
              <text:p text:style-name="P133">component renders itself 1 time </text:p>
            </text:list-item>
            <text:list-item>
              <text:p text:style-name="P133">onsearchsubmit method called </text:p>
            </text:list-item>
            <text:list-item>
              <text:p text:style-name="P133">request made to unsplash </text:p>
              <text:list>
                <text:list-item>
                  <text:p text:style-name="P133">wait ... </text:p>
                </text:list-item>
              </text:list>
            </text:list-item>
            <text:list-item>
              <text:p text:style-name="P133">request complete </text:p>
            </text:list-item>
            <text:list-item>
              <text:p text:style-name="P133">set image data on state of app component </text:p>
            </text:list-item>
            <text:list-item>
              <text:p text:style-name="P133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722332485" text:style-name="L17">
        <text:list-item>
          <text:p text:style-name="P134">add a .then to handle the <text:s/>promises(just an object) returned.</text:p>
        </text:list-item>
        <text:list-item>
          <text:p text:style-name="P134"><text:span text:style-name="T8">.</text:span><text:span text:style-name="T11">then only runs after promise is returned.</text:span> </text:p>
        </text:list-item>
      </text:list>
      <text:p text:style-name="P98">Example </text:p>
      <text:p text:style-name="P98">axios.get(https.google.com/hi).<text:span text:style-name="T8">then</text:span>((response) =&gt; {console.log(response)})</text:p>
      <text:list xml:id="list4102068836834" text:continue-numbering="true" text:style-name="L17">
        <text:list-item>
          <text:p text:style-name="P135"><text:s/></text:p>
        </text:list-item>
        <text:list-item>
          <text:p text:style-name="P135"><text:span text:style-name="T12">Use async </text:span><text:span text:style-name="T13">and await keywords</text:span></text:p>
        </text:list-item>
      </text:list>
      <text:p text:style-name="P52">Example </text:p>
      <text:p text:style-name="P99"><text:span text:style-name="T8">async</text:span> functioncalled (){</text:p>
      <text:p text:style-name="P99"><text:tab/>const response = <text:span text:style-name="T8">await</text:span> axios.get(‘www.google.com’);</text:p>
      <text:p text:style-name="P99"/>
      <text:p text:style-name="P51">ERROR – THIS.SETSTATE IS NOT A FUNCTION </text:p>
      <text:p text:style-name="P100">setup an arrow function to fix it.</text:p>
      <text:p text:style-name="P97"/>
      <text:p text:style-name="P110">Notes on CSS Grid</text:p>
      <text:p text:style-name="P97">grid-template-columns: repeat(auto-fill,minmax(250px,1fr));</text:p>
      <text:list xml:id="list419134531" text:style-name="L18">
        <text:list-item>
          <text:p text:style-name="P136">This will create columns that are automatically generated. Each column will be 250px min</text:p>
        </text:list-item>
        <text:list-item>
          <text:p text:style-name="P176"><text:span text:style-name="T4"><text:s/></text:span><text:span text:style-name="T5">1fr stands for 1 fractional unit which is 1 unit of the available space</text:span></text:p>
        </text:list-item>
      </text:list>
      <text:p text:style-name="P101"/>
      <text:p text:style-name="P53">Accessing the DOM with refs </text:p>
      <text:list xml:id="list2372407676" text:style-name="L19">
        <text:list-item>
          <text:p text:style-name="P137">let ImageCard render itself </text:p>
        </text:list-item>
        <text:list-item>
          <text:p text:style-name="P137">reach into the DOM and figure out hegiht of the image </text:p>
        </text:list-item>
        <text:list-item>
          <text:p text:style-name="P137">set height on state of component </text:p>
        </text:list-item>
        <text:list-item>
          <text:p text:style-name="P137">assign a grid-row-end to make sure image takes up appropriate space</text:p>
        </text:list-item>
        <text:list-item>
          <text:p text:style-name="P161">use static span (span 2) or dynamic spans</text:p>
        </text:list-item>
      </text:list>
      <text:p text:style-name="P54"/>
      <text:p text:style-name="P54">React refs</text:p>
      <text:list xml:id="list866591086" text:style-name="L20">
        <text:list-item>
          <text:p text:style-name="P138">gives access to a single DOM elements </text:p>
        </text:list-item>
        <text:list-item>
          <text:p text:style-name="P138">create refs in constructor, assign to instance variables, then pass to a jsx element as props</text:p>
        </text:list-item>
      </text:list>
      <text:p text:style-name="P97"/>
      <text:p text:style-name="P111">Notes on Redux</text:p>
      <text:p text:style-name="P55">3<text:span text:style-name="T2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611609771" text:style-name="L21">
        <text:list-item>
          <text:p text:style-name="P166">Action Creator</text:p>
          <text:list>
            <text:list-item>
              <text:p text:style-name="P144">function that creates/returns js object <text:span text:style-name="T14">which is an action</text:span></text:p>
            </text:list-item>
          </text:list>
        </text:list-item>
        <text:list-item>
          <text:p text:style-name="P166">Action </text:p>
          <text:list>
            <text:list-item>
              <text:p text:style-name="P144">js object that has type and payload property </text:p>
            </text:list-item>
            <text:list-item>
              <text:p text:style-name="P144">describes change and the context of change in our departments </text:p>
            </text:list-item>
          </text:list>
        </text:list-item>
        <text:list-item>
          <text:p text:style-name="P166">dispatch </text:p>
          <text:list>
            <text:list-item>
              <text:p text:style-name="P145">function takes action, makes copies of it, and passes it to other functions/locations</text:p>
            </text:list-item>
          </text:list>
        </text:list-item>
        <text:list-item>
          <text:p text:style-name="P166">Reducers </text:p>
          <text:list>
            <text:list-item>
              <text:p text:style-name="P146">function that takes actions, and some data and make action to that data</text:p>
            </text:list-item>
            <text:list-item>
              <text:p text:style-name="P146">it centralizes that data as well </text:p>
            </text:list-item>
          </text:list>
        </text:list-item>
        <text:list-item>
          <text:p text:style-name="P166">State</text:p>
          <text:list>
            <text:list-item>
              <text:p text:style-name="P147">object that holds all central data, referenced by reducer</text:p>
            </text:list-item>
          </text:list>
        </text:list-item>
      </text:list>
      <text:p text:style-name="P102"/>
      <text:p text:style-name="P58">Building an insurance company Analogy for Redux </text:p>
      <text:p text:style-name="P103"><text:soft-page-break/>policy </text:p>
      <text:p text:style-name="P103">claim </text:p>
      <text:p text:style-name="P103">customer </text:p>
      <text:p text:style-name="P103"/>
      <text:p text:style-name="P104">Flow of insurance company </text:p>
      <text:list xml:id="list1171728198" text:style-name="L22">
        <text:list-item>
          <text:p text:style-name="P139">customer sends form to form receiver </text:p>
        </text:list-item>
        <text:list-item>
          <text:p text:style-name="P139">receiver sends the form to <text:span text:style-name="T30">all</text:span> 3 departments </text:p>
          <text:list>
            <text:list-item>
              <text:p text:style-name="P139">claims history </text:p>
            </text:list-item>
            <text:list-item>
              <text:p text:style-name="P140">policies</text:p>
              <text:list>
                <text:list-item>
                  <text:p text:style-name="P141">maintain list of customers with policies </text:p>
                </text:list-item>
              </text:list>
            </text:list-item>
            <text:list-item>
              <text:p text:style-name="P139">accounting </text:p>
            </text:list-item>
          </text:list>
        </text:list-item>
        <text:list-item>
          <text:p text:style-name="P143">Management will need to ask how many users have policies. </text:p>
          <text:list>
            <text:list-item>
              <text:p text:style-name="P143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97"/>
      <text:p text:style-name="P162">How does this explain Redux?<text:line-break/><text:span text:style-name="T31">In our example, the roles are as follows:</text:span></text:p>
      <text:list xml:id="list1318715113" text:style-name="L23">
        <text:list-item>
          <text:p text:style-name="P163"><text:span text:style-name="T6">Action Creator → person dropping off Form</text:span><text:span text:style-name="T2"> </text:span></text:p>
        </text:list-item>
        <text:list-item>
          <text:p text:style-name="P164"><text:span text:style-name="T6">Action → the Form</text:span></text:p>
        </text:list-item>
        <text:list-item>
          <text:p text:style-name="P164"><text:span text:style-name="T6">dispatch → form receiver</text:span></text:p>
        </text:list-item>
        <text:list-item>
          <text:p text:style-name="P164"><text:span text:style-name="T6">Reducers → departments </text:span></text:p>
        </text:list-item>
        <text:list-item>
          <text:p text:style-name="P164"><text:span text:style-name="T6">State → compiled department data</text:span><text:span text:style-name="T2"> </text:span></text:p>
        </text:list-item>
      </text:list>
      <text:p text:style-name="P162"><text:span text:style-name="T2"/></text:p>
      <text:p text:style-name="P162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text:span text:style-name="T2"/></text:p>
      <text:p text:style-name="P167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62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165"><text:span text:style-name="T2"/></text:p>
      <text:p text:style-name="P97"/>
      <text:p text:style-name="P97"/>
      <text:p text:style-name="P97"/>
      <text:p text:style-name="P97"/>
      <text:p text:style-name="P168">Overview of App #7 </text:p>
      <text:p text:style-name="P169"><text:span text:style-name="T2">Store will be provided to Provider as props. </text:span></text:p>
      <text:p text:style-name="P169"><text:span text:style-name="T2">It will be passed to App.</text:span></text:p>
      <text:p text:style-name="P169"><text:span text:style-name="T2">App will use connect component to songlist. </text:span></text:p>
      <text:p text:style-name="P170">Connect communicates with the provider tag at the top of the app hierarchy.</text:p>
      <text:p text:style-name="P170"><text:tab/><text:span text:style-name="T32">Can communicate with provider regardless of components in between</text:span></text:p>
      <text:p text:style-name="P148"><text:soft-page-break/>Final view of how the components will interact.</text:p>
      <text:p text:style-name="P148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97"/>
      <text:p text:style-name="P97"/>
      <text:p text:style-name="P171">Types of exports</text:p>
      <text:p text:style-name="P171">Default export</text:p>
      <text:p text:style-name="P97">const selectSong = (song) =&gt;{</text:p>
      <text:p text:style-name="P97"><text:s text:c="2"/>return {</text:p>
      <text:p text:style-name="P97"><text:s text:c="4"/>type: 'SONG_SELECTED',</text:p>
      <text:p text:style-name="P97"><text:s text:c="4"/>payload: song</text:p>
      <text:p text:style-name="P97"><text:s text:c="2"/>};</text:p>
      <text:p text:style-name="P97">};</text:p>
      <text:p text:style-name="P149">export default selectSong</text:p>
      <text:p text:style-name="P149"/>
      <text:p text:style-name="P172">named export </text:p>
      <text:p text:style-name="P149">export const selectSong = (song) =&gt;{</text:p>
      <text:p text:style-name="P149"><text:s text:c="2"/>return {</text:p>
      <text:p text:style-name="P149"><text:s text:c="4"/>type: 'SONG_SELECTED',</text:p>
      <text:p text:style-name="P149"><text:s text:c="4"/>payload: song</text:p>
      <text:p text:style-name="P149"><text:s text:c="2"/>};</text:p>
      <text:p text:style-name="P149">};</text:p>
      <text:p text:style-name="P97"/>
      <text:p text:style-name="P173">Why couldnt we called the selectedSong immediately?<text:line-break/>Why must we hook up selectSong to connect?</text:p>
      <text:p text:style-name="P174">Redux is not magic. </text:p>
      <text:p text:style-name="P150">Redux doest not detect action creators being called </text:p>
      <text:p text:style-name="P151">Redux does not detect a function returning an object that is an action </text:p>
      <text:p text:style-name="P152">In the project, <text:span text:style-name="T8">we add selectSong to connect to have the action be passed to the reducers</text:span></text:p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><text:soft-page-break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5T00:41:00.706883404</dc:date>
    <meta:editing-duration>P1DT4H35M9S</meta:editing-duration>
    <meta:editing-cycles>185</meta:editing-cycles>
    <meta:generator>LibreOffice/6.0.7.3$Linux_X86_64 LibreOffice_project/00m0$Build-3</meta:generator>
    <meta:document-statistic meta:table-count="0" meta:image-count="9" meta:object-count="0" meta:page-count="13" meta:paragraph-count="298" meta:word-count="1605" meta:character-count="9779" meta:non-whitespace-character-count="8371"/>
  </office:meta>
</office:document-meta>
</file>